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italLimitMonenyDTO.getMinChargeMon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italLimitMonenyDTO.setMaxChargeMoney( BigDecimal maxChargeMon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italLimitMonenyDTO.setMaxWithdrawMoney( BigDecimal maxWithdrawMon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italLimitMonenyDTO.setMinChargeMoney( BigDecimal minChargeMon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italLimitMonenyDTO.getMaxWithdrawMon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italLimitMonenyDTO.getMinWithdrawMon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23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pitalLimitMonenyDTO.setMinWithdrawMoney( BigDecimal minWithdrawMon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italLimitMonenyDTO.getMaxChargeMon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